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weight="bold" officeooo:rsid="000e046d" officeooo:paragraph-rsid="000e046d" style:font-weight-asian="bold" style:font-weight-complex="bold"/>
    </style:style>
    <style:style style:name="P2" style:family="paragraph" style:parent-style-name="Standard">
      <style:paragraph-properties fo:text-align="left" style:justify-single-word="false"/>
      <style:text-properties fo:font-weight="normal" officeooo:rsid="000e046d" officeooo:paragraph-rsid="000e046d" style:font-weight-asian="normal" style:font-weight-complex="normal"/>
    </style:style>
    <style:style style:name="P3" style:family="paragraph" style:parent-style-name="Standard" style:list-style-name="L1">
      <style:paragraph-properties fo:text-align="left" style:justify-single-word="false"/>
      <style:text-properties fo:font-weight="normal" officeooo:rsid="000e046d" officeooo:paragraph-rsid="000e046d" style:font-weight-asian="normal" style:font-weight-complex="normal"/>
    </style:style>
    <style:style style:name="P4" style:family="paragraph" style:parent-style-name="Standard" style:list-style-name="L1">
      <style:paragraph-properties fo:text-align="left" style:justify-single-word="false"/>
      <style:text-properties fo:font-weight="bold" officeooo:rsid="00146f60" officeooo:paragraph-rsid="00146f60" style:font-weight-asian="bold" style:font-weight-complex="bold"/>
    </style:style>
    <style:style style:name="P5" style:family="paragraph" style:parent-style-name="Standard" style:list-style-name="L1">
      <style:paragraph-properties fo:text-align="left" style:justify-single-word="false"/>
      <style:text-properties fo:font-weight="normal" officeooo:rsid="00146f60" officeooo:paragraph-rsid="00146f60" style:font-weight-asian="normal" style:font-weight-complex="normal"/>
    </style:style>
    <style:style style:name="P6" style:family="paragraph" style:parent-style-name="Standard" style:list-style-name="L1">
      <style:paragraph-properties fo:text-align="left" style:justify-single-word="false"/>
      <style:text-properties fo:font-weight="normal" officeooo:rsid="000e046d" officeooo:paragraph-rsid="00146f60" style:font-weight-asian="normal" style:font-weight-complex="normal"/>
    </style:style>
    <style:style style:name="P7" style:family="paragraph" style:parent-style-name="Standard" style:list-style-name="L1">
      <style:paragraph-properties fo:text-align="left" style:justify-single-word="false"/>
      <style:text-properties fo:font-weight="bold" officeooo:rsid="000e046d" officeooo:paragraph-rsid="000e046d" style:font-weight-asian="bold" style:font-weight-complex="bold"/>
    </style:style>
    <style:style style:name="P8" style:family="paragraph" style:parent-style-name="Standard" style:list-style-name="L1">
      <style:paragraph-properties fo:text-align="left" style:justify-single-word="false"/>
      <style:text-properties fo:font-weight="normal" officeooo:rsid="000e601e" officeooo:paragraph-rsid="00146f60" style:font-weight-asian="normal" style:font-weight-complex="normal"/>
    </style:style>
    <style:style style:name="P9" style:family="paragraph" style:parent-style-name="Standard" style:list-style-name="L1">
      <style:paragraph-properties fo:text-align="left" style:justify-single-word="false" style:writing-mode="lr-tb" style:writing-mode-automatic="false"/>
      <style:text-properties fo:font-weight="normal" officeooo:rsid="000e601e" officeooo:paragraph-rsid="00151368" style:font-weight-asian="normal" style:font-weight-complex="normal"/>
    </style:style>
    <style:style style:name="P10" style:family="paragraph" style:parent-style-name="Standard" style:list-style-name="L1">
      <style:paragraph-properties fo:text-align="left" style:justify-single-word="false" style:writing-mode="lr-tb" style:writing-mode-automatic="false"/>
      <style:text-properties fo:font-weight="bold" officeooo:rsid="00151368" officeooo:paragraph-rsid="00151368" style:font-weight-asian="bold" style:font-weight-complex="bold"/>
    </style:style>
    <style:style style:name="P11" style:family="paragraph" style:parent-style-name="Standard" style:list-style-name="L1">
      <style:paragraph-properties fo:text-align="left" style:justify-single-word="false"/>
      <style:text-properties fo:font-weight="bold" officeooo:rsid="000e601e" officeooo:paragraph-rsid="000e601e" style:font-weight-asian="bold" style:font-weight-complex="bold"/>
    </style:style>
    <style:style style:name="P12" style:family="paragraph" style:parent-style-name="Standard" style:list-style-name="L1">
      <style:paragraph-properties fo:text-align="left" style:justify-single-word="false"/>
      <style:text-properties fo:font-weight="normal" officeooo:rsid="000e601e" officeooo:paragraph-rsid="000e601e" style:font-weight-asian="normal" style:font-weight-complex="normal"/>
    </style:style>
    <style:style style:name="P13" style:family="paragraph" style:parent-style-name="Standard" style:list-style-name="L1">
      <style:paragraph-properties fo:text-align="left" style:justify-single-word="false"/>
      <style:text-properties fo:font-weight="normal" officeooo:rsid="000e601e" officeooo:paragraph-rsid="00151368" style:font-weight-asian="normal" style:font-weight-complex="normal"/>
    </style:style>
    <style:style style:name="P14" style:family="paragraph" style:parent-style-name="Standard" style:list-style-name="L1">
      <style:paragraph-properties fo:text-align="left" style:justify-single-word="false"/>
      <style:text-properties style:text-underline-style="none" fo:font-weight="normal" officeooo:rsid="00151368" officeooo:paragraph-rsid="00151368" style:font-weight-asian="normal" style:font-weight-complex="normal"/>
    </style:style>
    <style:style style:name="T1" style:family="text">
      <style:text-properties officeooo:rsid="00146f60"/>
    </style:style>
    <style:style style:name="T2" style:family="text">
      <style:text-properties officeooo:rsid="000e601e"/>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officeooo:rsid="000ffa65"/>
    </style:style>
    <style:style style:name="T6" style:family="text">
      <style:text-properties fo:font-weight="normal" style:font-weight-asian="normal" style:font-weight-complex="normal"/>
    </style:style>
    <style:style style:name="T7" style:family="text">
      <style:text-properties officeooo:rsid="00151368"/>
    </style:style>
    <style:style style:name="T8" style:family="text">
      <style:text-properties fo:font-weight="bold" style:font-weight-asian="bold" style:font-weight-complex="bold"/>
    </style:style>
    <style:style style:name="T9" style:family="text">
      <style:text-properties style:text-underline-style="solid" style:text-underline-width="auto" style:text-underline-color="font-color" officeooo:rsid="000ffa65"/>
    </style:style>
    <style:style style:name="T10" style:family="text">
      <style:text-properties style:text-underline-style="none" officeooo:rsid="000ffa65"/>
    </style:style>
    <style:style style:name="T11" style:family="text">
      <style:text-properties style:text-underline-style="none" officeooo:rsid="0011ab03"/>
    </style:style>
    <style:style style:name="T12" style:family="text">
      <style:text-properties style:text-underline-style="none" officeooo:rsid="0012e39a"/>
    </style:style>
    <style:style style:name="T13" style:family="text">
      <style:text-properties style:text-underline-style="none" fo:font-weight="bold" officeooo:rsid="00151368" style:font-weight-asian="bold" style:font-weight-complex="bold"/>
    </style:style>
    <style:style style:name="T14" style:family="text">
      <style:text-properties style:text-underline-style="none" officeooo:rsid="00146f6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me Loop ausführlich</text:p>
      <text:p text:style-name="P2"/>
      <text:list text:style-name="L1">
        <text:list-item>
          <text:p text:style-name="P3">Züge im Spiel immer abwechselnd (A,B,A,B, …)</text:p>
        </text:list-item>
        <text:list-item>
          <text:p text:style-name="P4">Vor ersten Zug:</text:p>
          <text:list>
            <text:list-item>
              <text:p text:style-name="P5">Decks beider Spieler werden gemischt</text:p>
            </text:list-item>
            <text:list-item>
              <text:p text:style-name="P5">Manavorrat beider Spieler wird zurückgesetzt auf 0</text:p>
            </text:list-item>
            <text:list-item>
              <text:p text:style-name="P6">Auswahl<text:span text:style-name="T1">verfahren</text:span>, welcher Spieler den ersten Zug macht <text:span text:style-name="T2">per Zufallsverfahren (z.B. „Münzwurf“)</text:span></text:p>
            </text:list-item>
            <text:list-item>
              <text:p text:style-name="P5">Beide Spieler ziehen [x Anzahl] an Karten aus ihrem Deck auf die Hand als Startkarten</text:p>
            </text:list-item>
          </text:list>
        </text:list-item>
        <text:list-item>
          <text:p text:style-name="P7">Erster Zug im Spiel <text:span text:style-name="T1">(2x Durchläufe, einmal pro Spieler)</text:span>:</text:p>
          <text:list>
            <text:list-item>
              <text:p text:style-name="P5">Manavorrat des Spielers erhöht sich von 0 auf 1</text:p>
            </text:list-item>
            <text:list-item>
              <text:p text:style-name="P8">Spieler am Zug zieht die oberste Karte aus seinem Deck/Ziehstapel auf die Hand (ob er will oder nicht)</text:p>
            </text:list-item>
            <text:list-item>
              <text:p text:style-name="P9">Spieler am Zug <text:span text:style-name="T3">kann</text:span><text:span text:style-name="T4"> </text:span><text:span text:style-name="T5">(teilweise </text:span>gegen Ausgabe von Mana aus seinem Vorrat<text:span text:style-name="T5">)</text:span> <text:span text:style-name="T5">Kreaturen</text:span>karten <text:span text:style-name="T5">aus seiner Hand </text:span>auf seine Spielfeldhälfte legen <text:span text:style-name="T5">oder Aktionskarten bzw. Effektkarten aus seiner Hand spielen</text:span></text:p>
            </text:list-item>
            <text:list-item>
              <text:p text:style-name="P10">Anmerkung: <text:span text:style-name="T6">eine Möglichkeit zum Angriff gibt es im ersten Zug des Spiels noch nicht</text:span></text:p>
            </text:list-item>
          </text:list>
        </text:list-item>
        <text:list-item>
          <text:p text:style-name="P11">Standard <text:span text:style-name="T7">Durchlauf eines Spielzugs (gilt für beide Spieler, jeweils den, der am Zug ist):</text:span></text:p>
          <text:list>
            <text:list-item>
              <text:p text:style-name="P3">Mana im Vorrat des Spielers, <text:span text:style-name="T2">der am Zug ist, erhöht sich um [Betrag noch nicht endgültig festgelegt] bis zu einem Maximum von 10 Mana im Vorrat (Wert noch nicht endgültig festgelegt)</text:span></text:p>
            </text:list-item>
            <text:list-item>
              <text:p text:style-name="P12">Spieler am Zug zieht die oberste Karte aus seinem Deck/Ziehstapel auf die Hand (ob er will oder nicht) =&gt; <text:span text:style-name="T8">einzige Ausnahme: </text:span>Deck/Ziehstapel ist leer</text:p>
            </text:list-item>
            <text:list-item>
              <text:p text:style-name="P12">„Aktionsphase“: Spieler am Zug <text:span text:style-name="T3">kann</text:span><text:span text:style-name="T4"> </text:span><text:span text:style-name="T5">(teilweise </text:span>gegen Ausgabe von Mana aus seinem Vorrat<text:span text:style-name="T5">)</text:span> <text:span text:style-name="T5">Kreaturen</text:span>karten <text:span text:style-name="T5">aus seiner Hand </text:span>auf seine Spielfeldhälfte legen <text:span text:style-name="T5">oder Aktionskarten bzw. Effektkarten aus seiner Hand spielen</text:span></text:p>
            </text:list-item>
            <text:list-item>
              <text:p text:style-name="P13">„<text:span text:style-name="T5">Angriffsphase“: Spieler am Zug </text:span><text:span text:style-name="T9">kann</text:span><text:span text:style-name="T10"> auf seiner Spielfeldhälfte liegende </text:span><text:span text:style-name="T11">Kreaturen</text:span><text:span text:style-name="T10">karten nutzen, um den Gegner anzugreifen (es wird immer mit allen Karten gleichzeitig angegriffen); wenn der Gegner selbst </text:span><text:span text:style-name="T11">Kreaturenkarten auf seiner Spielfeldhälfte liegen hat, bekommen diese immer zuerst Schaden; bevor die Lebenspunkte des Gegners selbst Schaden nehmen können, müssen alle seine auf dem Spielfeld liegendem Kreaturen zerstört werden; Kreaturen werden zerstört, wenn ihre Trefferpunkte durch Schaden auf Null reduziert werden =&gt; zerstörte Kreaturenkarten und genutzte Aktionskarten werden auf den Ablagestapel/ „Friedhof“ gelegt; </text:span><text:span text:style-name="T12">wenn ein Angriff eine Kreatur zerstört, und noch nicht alle Angriffspunkte verbraucht sind, verfallen der Schaden nicht, sondern wird den restlichen Kreaturen des Gegners zugefügt. Hat der Gegner keine Kreaturen (mehr) ausliegen, nehmen seine eigenen Lebenspunkte den (verbleibenden) Schaden. Fallen die Lebenspunkte eines Spielers auf Null, ist das Spiel sofort vorbei, und der betroffene Spieler hat verloren. </text:span></text:p>
            </text:list-item>
            <text:list-item>
              <text:p text:style-name="P14">Ende des Zugs: Sind nach dem Angriff die Konditionen für ein Ende des Spiels <text:span text:style-name="T3">nicht</text:span> gegeben, endet der Zug des Spielers und der andere Spieler beginnt seinen Zug.</text:p>
            </text:list-item>
          </text:list>
        </text:list-item>
        <text:list-item>
          <text:p text:style-name="P13"><text:span text:style-name="T13">Anmerkung: </text:span><text:span text:style-name="T12">Der Spieler am Zug kann, wenn er keine Kreaturen legen, keine Aktions-/Effektkarten spielen oder nicht angreifen möchte, entweder seine eigene „Aktionsphase“, „Angriffsphase“ oder sogar beide seiner eigenen Phasen nach Belieben überspringen =&gt; Anmerkung: „Aktionsphase“ und „Angriffsphase“ werden in diesem Text in Anführungszeichen („“) geschrieben, da beides keine echten, eigenen Phasen, sondern eine </text:span><text:span text:style-name="T14">einzelne, gesamte Phase ist, in der der Spieler „nach Belieben“ (=&gt; Manakosten und Spielfeldgrößenbegrenzung (nur [x] Kreaturenkarten pro Seite zur gleichen Zeit aktiv)) Kreaturen aus der Hand legen und Aktions-/Effektkarten aus der Hand spielen kann. Diese einzelne große Phase endet mit dem Angriff auf den Gegner oder dem manuellen Beenden des Zuges durch den Spieler selbst.</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20T11:16:45.476399000</meta:creation-date>
    <dc:date>2026-02-20T12:47:11.104909600</dc:date>
    <meta:editing-duration>PT17M15S</meta:editing-duration>
    <meta:editing-cycles>2</meta:editing-cycles>
    <meta:generator>LibreOffice/26.2.0.3$Windows_X86_64 LibreOffice_project/620$Build-3</meta:generator>
    <meta:document-statistic meta:table-count="0" meta:image-count="0" meta:object-count="0" meta:page-count="1" meta:paragraph-count="19" meta:word-count="520" meta:character-count="3475" meta:non-whitespace-character-count="2991"/>
  </office:meta>
</office:document-meta>
</file>